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[Picture of the New Hotel Lafayette]/</text:p>
      <text:p text:style-name="P3">L U MALTBY/</text:p>
      <text:p text:style-name="P4">Philadelphia,____188/</text:p>
      <text:p text:style-name="P3">A stated meeting of the Congregation/ Mickv<text:span text:style-name="T2">è</text:span><text:span text:style-name="T3"> Israel was held at the Synagogue/ 7th &amp; Arch sts on Sunday morning./ <text:s/>Moses A Dropsie Esq presided, and/ Mr David H. Solis acted as secreta-/ry. <text:s/>A communication from/ the executive committee/ of the Jewish Theologi-/cal Seminary Associa-/tion and the constitu-/tion and by laws of the/</text:span></text:p>
      <text:p text:style-name="P3"><text:span text:style-name="T3"/></text:p>
      <text:p text:style-name="P3"><text:span text:style-name="T3">[Page 2]</text:span></text:p>
      <text:p text:style-name="P3"><text:span text:style-name="T3">association submitted/ for ratification S. M./ Hyneman Esq., from the/ committee who attended the/ seminary association submitted a/ report stating what had been done/ and explaining the constitution/ It was unanimously decided to join/ the Seminary Association. <text:s/>An appropriation/ of $125 per annum was made towards/ its support and the following delegates/ elected to attend the convention in N. Y./ on </text:span><text:soft-page-break/><text:span text:style-name="T3">May 9th./</text:span></text:p>
      <text:p text:style-name="P3"><text:span text:style-name="T3"><text:tab/>Rev. S. Morais, Dr. Solomon Solis Cohen/ S. M. Hyneman Esq. Chas J. Cohen/ and Isaac P. Hunt./</text:span></text:p>
      <text:p text:style-name="P3"><text:span text:style-name="T3"/></text:p>
      <text:p text:style-name="P3"><text:span text:style-name="T3">[Page 3]</text:span></text:p>
      <text:p text:style-name="P3"><text:span text:style-name="T3"><text:tab/>The Jewish Theological Seminary/ association owes its inception to/ the activity of Rev. S. Morais whose/ work in its behalf has now re-/ceived the official endorsement/ of his congregat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3:12:20.93</meta:creation-date>
    <dc:date>2012-01-25T13:34:27.12</dc:date>
    <dc:creator>Penn Libraries</dc:creator>
    <meta:editing-duration>PT00H06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33" meta:character-count="2339"/>
  </office:meta>
</office:document-meta>
</file>